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5042595048744655360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6294586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4545642090086213895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1329318530769499273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><text:soft-page-break/></text:p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1633565499536033354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<text:soft-page-break/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6299858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8527544533537517054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6298784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6286654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ext:soft-page-break/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3345695359982326500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6299714" text:continue-list="list36286654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6292962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22T16:08:41.01</dc:date>
    <dc:creator>iwabuchi ken</dc:creator>
    <meta:editing-duration>P1DT12H33M1S</meta:editing-duration>
    <meta:editing-cycles>43</meta:editing-cycles>
    <meta:generator>OpenOffice/4.1.3$Win32 OpenOffice.org_project/413m1$Build-9783</meta:generator>
    <meta:document-statistic meta:table-count="7" meta:image-count="0" meta:object-count="0" meta:page-count="6" meta:paragraph-count="151" meta:word-count="601" meta:character-count="3862"/>
  </office:meta>
</office:document-meta>
</file>